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46.5" calcext:value-type="float">
            <text:p>46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,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,4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,6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,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,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,2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,6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,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,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,6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,2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,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,4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,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,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,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 office:value-type="float" office:value="30.5" calcext:value-type="float">
            <text:p>30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,2</text:p>
          </table:table-cell>
          <table:table-cell office:value-type="float" office:value="46.5" calcext:value-type="float">
            <text:p>46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,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30.5" calcext:value-type="float">
            <text:p>30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,2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,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,4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,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,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,2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,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,4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,7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,9</text:p>
          </table:table-cell>
          <table:table-cell office:value-type="float" office:value="30.5" calcext:value-type="float">
            <text:p>30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,2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,4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,7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,8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,9</text:p>
          </table:table-cell>
          <table:table-cell office:value-type="float" office:value="30.5" calcext:value-type="float">
            <text:p>30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,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,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,5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" calcext:value-type="float">
            <text:p>0,7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,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,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" calcext:value-type="float">
            <text:p>0,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,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,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,9</text:p>
          </table:table-cell>
          <table:table-cell office:value-type="float" office:value="30.5" calcext:value-type="float">
            <text:p>30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,2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" calcext:value-type="float">
            <text:p>0,3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,4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,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,3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,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,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,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,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,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,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,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,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,9</text:p>
          </table:table-cell>
          <table:table-cell office:value-type="float" office:value="30.5" calcext:value-type="float">
            <text:p>30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,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,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,2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" calcext:value-type="float">
            <text:p>0,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,4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,8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,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,2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" calcext:value-type="float">
            <text:p>0,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" calcext:value-type="float">
            <text:p>0,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,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,9</text:p>
          </table:table-cell>
          <table:table-cell office:value-type="float" office:value="30.5" calcext:value-type="float">
            <text:p>30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,2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,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,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,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" calcext:value-type="float">
            <text:p>0,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,8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,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" calcext:value-type="float">
            <text:p>0,2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,4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,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,9</text:p>
          </table:table-cell>
          <table:table-cell office:value-type="float" office:value="30.5" calcext:value-type="float">
            <text:p>30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,2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,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,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" calcext:value-type="float">
            <text:p>0,2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,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" calcext:value-type="float">
            <text:p>0,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,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" calcext:value-type="float">
            <text:p>0,7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,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,9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,1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,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,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,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,9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,2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,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,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,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,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,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" calcext:value-type="float">
            <text:p>0,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" calcext:value-type="float">
            <text:p>0,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" calcext:value-type="float">
            <text:p>0,5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" calcext:value-type="float">
            <text:p>0,7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,8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,2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,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,5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,7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,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,9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" calcext:value-type="float">
            <text:p>0,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,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,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,2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,6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,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,2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,6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,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,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,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,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,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" calcext:value-type="float">
            <text:p>0,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" calcext:value-type="float">
            <text:p>0,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,2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,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,9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,2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" calcext:value-type="float">
            <text:p>0,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,6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,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,2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" calcext:value-type="float">
            <text:p>0,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,5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" calcext:value-type="float">
            <text:p>0,6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,9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" calcext:value-type="float">
            <text:p>0,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" calcext:value-type="float">
            <text:p>0,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" calcext:value-type="float">
            <text:p>0,6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" calcext:value-type="float">
            <text:p>0,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,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,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,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,5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" calcext:value-type="float">
            <text:p>0,6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,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,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" calcext:value-type="float">
            <text:p>0,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,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,5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" calcext:value-type="float">
            <text:p>0,7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" calcext:value-type="float">
            <text:p>0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" calcext:value-type="float">
            <text:p>0,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" calcext:value-type="float">
            <text:p>0,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,9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,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,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,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" calcext:value-type="float">
            <text:p>0,7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" calcext:value-type="float">
            <text:p>0,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" calcext:value-type="float">
            <text:p>0,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" calcext:value-type="float">
            <text:p>0,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" calcext:value-type="float">
            <text:p>0,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,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" calcext:value-type="float">
            <text:p>0,4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" calcext:value-type="float">
            <text:p>0,7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,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,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,4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,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" calcext:value-type="float">
            <text:p>0,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" calcext:value-type="float">
            <text:p>0,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,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,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" calcext:value-type="float">
            <text:p>0,2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" calcext:value-type="float">
            <text:p>0,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,5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" calcext:value-type="float">
            <text:p>0,9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" calcext:value-type="float">
            <text:p>0,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" calcext:value-type="float">
            <text:p>0,4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,5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" calcext:value-type="float">
            <text:p>0,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,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" calcext:value-type="float">
            <text:p>0,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,2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" calcext:value-type="float">
            <text:p>0,4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,5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" calcext:value-type="float">
            <text:p>0,7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" calcext:value-type="float">
            <text:p>0,9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,2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,4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,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,2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" calcext:value-type="float">
            <text:p>0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,5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" calcext:value-type="float">
            <text:p>0,8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" calcext:value-type="float">
            <text:p>0,2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" calcext:value-type="float">
            <text:p>0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,5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" calcext:value-type="float">
            <text:p>0,6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" calcext:value-type="float">
            <text:p>0,8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,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,2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,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,5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" calcext:value-type="float">
            <text:p>0,8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,1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,2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,5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" calcext:value-type="float">
            <text:p>0,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,8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,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,2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" calcext:value-type="float">
            <text:p>0,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,8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" calcext:value-type="float">
            <text:p>0,9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" calcext:value-type="float">
            <text:p>0,1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,2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" calcext:value-type="float">
            <text:p>0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" calcext:value-type="float">
            <text:p>0,5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" calcext:value-type="float">
            <text:p>0,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" calcext:value-type="float">
            <text:p>0,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" calcext:value-type="float">
            <text:p>0,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" calcext:value-type="float">
            <text:p>0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" calcext:value-type="float">
            <text:p>0,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,8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" calcext:value-type="float">
            <text:p>0,9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" calcext:value-type="float">
            <text:p>0,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" calcext:value-type="float">
            <text:p>0,7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" calcext:value-type="float">
            <text:p>0,8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" calcext:value-type="float">
            <text:p>0,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" calcext:value-type="float">
            <text:p>0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" calcext:value-type="float">
            <text:p>0,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,7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" calcext:value-type="float">
            <text:p>0,8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,3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,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,7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" calcext:value-type="float">
            <text:p>0,8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" calcext:value-type="float">
            <text:p>0,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" calcext:value-type="float">
            <text:p>0,3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" calcext:value-type="float">
            <text:p>0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,6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" calcext:value-type="float">
            <text:p>0,8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,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" calcext:value-type="float">
            <text:p>0,7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" calcext:value-type="float">
            <text:p>0,8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" calcext:value-type="float">
            <text:p>0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" calcext:value-type="float">
            <text:p>0,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" calcext:value-type="float">
            <text:p>0,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" calcext:value-type="float">
            <text:p>0,8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,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" calcext:value-type="float">
            <text:p>0,1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" calcext:value-type="float">
            <text:p>0,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" calcext:value-type="float">
            <text:p>0,7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,8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,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,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" calcext:value-type="float">
            <text:p>0,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" calcext:value-type="float">
            <text:p>0,8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,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" calcext:value-type="float">
            <text:p>0,1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" calcext:value-type="float">
            <text:p>0,3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" calcext:value-type="float">
            <text:p>0,5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" calcext:value-type="float">
            <text:p>0,8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" calcext:value-type="float">
            <text:p>0,9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" calcext:value-type="float">
            <text:p>0,1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" calcext:value-type="float">
            <text:p>0,3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" calcext:value-type="float">
            <text:p>0,5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" calcext:value-type="float">
            <text:p>0,7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" calcext:value-type="float">
            <text:p>0,8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" calcext:value-type="float">
            <text:p>0,1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" calcext:value-type="float">
            <text:p>0,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,5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" calcext:value-type="float">
            <text:p>0,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" calcext:value-type="float">
            <text:p>0,1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" calcext:value-type="float">
            <text:p>0,3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,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,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" calcext:value-type="float">
            <text:p>0,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" calcext:value-type="float">
            <text:p>0,8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,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,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,3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" calcext:value-type="float">
            <text:p>0,1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" calcext:value-type="float">
            <text:p>0,3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" calcext:value-type="float">
            <text:p>0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" calcext:value-type="float">
            <text:p>0,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" calcext:value-type="float">
            <text:p>0,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,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" calcext:value-type="float">
            <text:p>0,3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,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" calcext:value-type="float">
            <text:p>0,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" calcext:value-type="float">
            <text:p>0,8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" calcext:value-type="float">
            <text:p>0,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" calcext:value-type="float">
            <text:p>0,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,5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" calcext:value-type="float">
            <text:p>0,8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" calcext:value-type="float">
            <text:p>0,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" calcext:value-type="float">
            <text:p>0,1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" calcext:value-type="float">
            <text:p>0,3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,5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" calcext:value-type="float">
            <text:p>0,7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" calcext:value-type="float">
            <text:p>0,9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" calcext:value-type="float">
            <text:p>0,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" calcext:value-type="float">
            <text:p>0,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" calcext:value-type="float">
            <text:p>0,7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" calcext:value-type="float">
            <text:p>0,8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" calcext:value-type="float">
            <text:p>0,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,2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" calcext:value-type="float">
            <text:p>0,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" calcext:value-type="float">
            <text:p>0,8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" calcext:value-type="float">
            <text:p>0,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" calcext:value-type="float">
            <text:p>0,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" calcext:value-type="float">
            <text:p>0,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" calcext:value-type="float">
            <text:p>0,7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" calcext:value-type="float">
            <text:p>0,8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,9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" calcext:value-type="float">
            <text:p>0,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" calcext:value-type="float">
            <text:p>0,3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" calcext:value-type="float">
            <text:p>0,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,8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" calcext:value-type="float">
            <text:p>0,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" calcext:value-type="float">
            <text:p>0,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" calcext:value-type="float">
            <text:p>0,3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" calcext:value-type="float">
            <text:p>0,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" calcext:value-type="float">
            <text:p>0,8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" calcext:value-type="float">
            <text:p>0,9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,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" calcext:value-type="float">
            <text:p>0,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,7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,8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" calcext:value-type="float">
            <text:p>0,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" calcext:value-type="float">
            <text:p>0,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,2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" calcext:value-type="float">
            <text:p>0,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" calcext:value-type="float">
            <text:p>0,7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" calcext:value-type="float">
            <text:p>0,8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" calcext:value-type="float">
            <text:p>0,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,2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" calcext:value-type="float">
            <text:p>0,3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" calcext:value-type="float">
            <text:p>0,7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" calcext:value-type="float">
            <text:p>0,8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" calcext:value-type="float">
            <text:p>0,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" calcext:value-type="float">
            <text:p>0,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" calcext:value-type="float">
            <text:p>0,3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" calcext:value-type="float">
            <text:p>0,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" calcext:value-type="float">
            <text:p>0,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" calcext:value-type="float">
            <text:p>0,8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" calcext:value-type="float">
            <text:p>0,9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" calcext:value-type="float">
            <text:p>0,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,2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" calcext:value-type="float">
            <text:p>0,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" calcext:value-type="float">
            <text:p>0,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" calcext:value-type="float">
            <text:p>0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" calcext:value-type="float">
            <text:p>0,8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" calcext:value-type="float">
            <text:p>0,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" calcext:value-type="float">
            <text:p>0,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,2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" calcext:value-type="float">
            <text:p>0,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" calcext:value-type="float">
            <text:p>0,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" calcext:value-type="float">
            <text:p>0,9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" calcext:value-type="float">
            <text:p>0,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" calcext:value-type="float">
            <text:p>0,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,3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" calcext:value-type="float">
            <text:p>0,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" calcext:value-type="float">
            <text:p>0,7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" calcext:value-type="float">
            <text:p>0,8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" calcext:value-type="float">
            <text:p>0,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" calcext:value-type="float">
            <text:p>0,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" calcext:value-type="float">
            <text:p>0,3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" calcext:value-type="float">
            <text:p>0,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" calcext:value-type="float">
            <text:p>0,7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" calcext:value-type="float">
            <text:p>0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" calcext:value-type="float">
            <text:p>0,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,2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" calcext:value-type="float">
            <text:p>0,3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" calcext:value-type="float">
            <text:p>0,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" calcext:value-type="float">
            <text:p>0,7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" calcext:value-type="float">
            <text:p>0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" calcext:value-type="float">
            <text:p>0,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" calcext:value-type="float">
            <text:p>0,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,2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" calcext:value-type="float">
            <text:p>0,3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" calcext:value-type="float">
            <text:p>0,4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" calcext:value-type="float">
            <text:p>0,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" calcext:value-type="float">
            <text:p>0,7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" calcext:value-type="float">
            <text:p>0,8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" calcext:value-type="float">
            <text:p>0,9</text:p>
          </table:table-cell>
          <table:table-cell office:value-type="float" office:value="33.5" calcext:value-type="float">
            <text:p>33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16:09:21.818000000</meta:creation-date>
    <dc:date>2014-02-06T16:24:29.787000000</dc:date>
    <meta:editing-duration>P0D</meta:editing-duration>
    <meta:editing-cycles>1</meta:editing-cycles>
    <meta:document-statistic meta:table-count="1" meta:cell-count="2673" meta:object-count="0"/>
    <meta:generator>LibreOffice/4.1.3.2$Windows_x86 LibreOffice_project/70feb7d99726f064edab4605a8ab840c50ec57a</meta:generator>
  </office:meta>
</office:document-meta>
</file>